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Consolas, 'Liberation Mono', Menlo, monospace"/>
    <style:font-face style:name="monospace" svg:font-family="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3b99" officeooo:paragraph-rsid="000c3b99"/>
    </style:style>
    <style:style style:name="P2" style:family="paragraph" style:parent-style-name="Preformatted_20_Text">
      <style:text-properties fo:font-size="12pt" officeooo:rsid="000df1d6" officeooo:paragraph-rsid="000df1d6" style:font-size-asian="12pt" style:font-size-complex="12pt"/>
    </style:style>
    <style:style style:name="P3" style:family="paragraph" style:parent-style-name="Standard">
      <style:text-properties style:font-name="MathJax_Typewriter" fo:font-size="12pt" officeooo:rsid="000c3b99" officeooo:paragraph-rsid="000c3b99" style:font-size-asian="12pt" style:font-size-complex="12pt"/>
    </style:style>
    <style:style style:name="P4" style:family="paragraph" style:parent-style-name="Standard">
      <style:text-properties style:font-name="MathJax_Typewriter" fo:font-size="12pt" officeooo:rsid="000df1d6" officeooo:paragraph-rsid="000df1d6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MathJax_Typewriter" fo:font-size="12pt" officeooo:rsid="000df1d6" officeooo:paragraph-rsid="000df1d6" style:font-size-asian="12pt" style:font-size-complex="12pt"/>
    </style:style>
    <style:style style:name="P6" style:family="paragraph" style:parent-style-name="Standard">
      <style:text-properties style:font-name="MathJax_Typewriter" fo:font-size="12pt" officeooo:paragraph-rsid="000df1d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MathJax_Typewriter" fo:font-size="15pt" officeooo:rsid="000c3b99" officeooo:paragraph-rsid="000c3b99" style:font-size-asian="15pt" style:font-size-complex="15pt"/>
    </style:style>
    <style:style style:name="P8" style:family="paragraph" style:parent-style-name="Standard">
      <style:text-properties officeooo:paragraph-rsid="000df1d6"/>
    </style:style>
    <style:style style:name="P9" style:family="paragraph" style:parent-style-name="Standard">
      <style:text-properties fo:color="#355269" loext:opacity="100%" style:font-name="MathJax_Typewriter" fo:font-size="12pt" officeooo:rsid="000df1d6" officeooo:paragraph-rsid="000df1d6" style:font-size-asian="12pt" style:font-size-complex="12pt"/>
    </style:style>
    <style:style style:name="P10" style:family="paragraph" style:parent-style-name="Standard">
      <style:text-properties officeooo:paragraph-rsid="00101612"/>
    </style:style>
    <style:style style:name="T1" style:family="text">
      <style:text-properties officeooo:rsid="000c3b99"/>
    </style:style>
    <style:style style:name="T2" style:family="text">
      <style:text-properties fo:font-variant="normal" fo:text-transform="none" fo:color="#24292e" loext:opacity="100%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24292e" loext:opacity="100%" style:font-name="MathJax_Typewrite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24292e" loext:opacity="100%" style:font-name="MathJax_Typewriter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333333" loext:opacity="100%" style:font-name="monospace" fo:letter-spacing="normal" fo:font-style="normal" fo:font-weight="normal" fo:background-color="#eeeeee" loext:char-shading-value="0" loext:padding="0cm" loext:border="none"/>
    </style:style>
    <style:style style:name="T6" style:family="text">
      <style:text-properties fo:font-variant="normal" fo:text-transform="none" fo:color="#333333" loext:opacity="100%" fo:letter-spacing="normal" fo:font-style="normal" fo:font-weight="normal" fo:background-color="#eeeeee" loext:char-shading-value="0" loext:padding="0cm" loext:border="none"/>
    </style:style>
    <style:style style:name="T7" style:family="text">
      <style:text-properties fo:font-variant="normal" fo:text-transform="none" fo:color="#333333" loext:opacity="100%" style:font-name="MathJax_Typewriter" fo:letter-spacing="normal" fo:font-style="normal" fo:font-weight="normal" fo:background-color="#eeeeee" loext:char-shading-value="0" loext:padding="0cm" loext:border="none"/>
    </style:style>
    <style:style style:name="T8" style:family="text">
      <style:text-properties fo:font-variant="normal" fo:text-transform="none" fo:color="#333333" loext:opacity="100%" style:font-name="MathJax_Typewriter" fo:letter-spacing="normal" fo:language="en" fo:country="US" fo:font-style="normal" fo:font-weight="normal" fo:background-color="#eeeeee" loext:char-shading-value="0" loext:padding="0cm" loext:border="none"/>
    </style:style>
    <style:style style:name="T9" style:family="text">
      <style:text-properties fo:font-variant="normal" fo:text-transform="none" fo:color="#333333" loext:opacity="100%" style:font-name="MathJax_Typewriter" fo:font-size="12pt" fo:letter-spacing="normal" fo:language="en" fo:country="US" fo:font-style="normal" fo:font-weight="normal" fo:background-color="#eeeeee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657b83" loext:opacity="100%" style:font-name="Consolas" fo:font-size="16.7999992370605pt" fo:letter-spacing="normal" fo:font-style="normal" fo:font-weight="normal"/>
    </style:style>
    <style:style style:name="T11" style:family="text">
      <style:text-properties fo:font-variant="normal" fo:text-transform="none" fo:color="#657b83" loext:opacity="100%" style:font-name="Consolas" fo:font-size="16.7999992370605pt" fo:letter-spacing="normal" fo:language="en" fo:country="US" fo:font-style="normal" fo:font-weight="normal" fo:background-color="#eeeeee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657b83" loext:opacity="100%" fo:font-size="16.7999992370605pt" fo:letter-spacing="normal" fo:font-style="normal" fo:font-weight="normal"/>
    </style:style>
    <style:style style:name="T13" style:family="text">
      <style:text-properties fo:font-variant="normal" fo:text-transform="none" fo:color="#657b83" loext:opacity="100%" style:font-name="MathJax_Typewriter" fo:font-size="16.7999992370605pt" fo:letter-spacing="normal" fo:font-style="normal" fo:font-weight="normal"/>
    </style:style>
    <style:style style:name="T14" style:family="text">
      <style:text-properties fo:font-variant="normal" fo:text-transform="none" fo:color="#657b83" loext:opacity="100%" style:font-name="MathJax_Typewriter" fo:font-size="16.7999992370605pt" fo:letter-spacing="normal" fo:language="en" fo:country="US" fo:font-style="normal" fo:font-weight="normal"/>
    </style:style>
    <style:style style:name="T15" style:family="text">
      <style:text-properties fo:font-variant="normal" fo:text-transform="none" fo:color="#657b83" loext:opacity="100%" style:font-name="MathJax_Typewriter" fo:letter-spacing="normal" fo:language="en" fo:country="US" fo:font-style="normal" fo:font-weight="normal"/>
    </style:style>
    <style:style style:name="T16" style:family="text">
      <style:text-properties fo:font-variant="normal" fo:text-transform="none" style:font-name="MathJax_Typewrite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style:font-name="MathJax_Typewriter" fo:font-size="12pt" fo:letter-spacing="normal" fo:language="en" fo:country="US" fo:font-style="normal" fo:font-weight="normal" fo:background-color="#eeeeee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style:font-name="MathJax_Typewriter" fo:letter-spacing="normal" fo:language="en" fo:country="US" fo:font-style="normal" fo:font-weight="normal"/>
    </style:style>
    <style:style style:name="T19" style:family="text">
      <style:text-properties fo:font-variant="normal" fo:text-transform="none" fo:color="#5b277d" loext:opacity="100%" style:font-name="MathJax_Typewrite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355269" loext:opacity="100%" style:font-name="MathJax_Typewrite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355269" loext:opacity="100%" style:font-name="MathJax_Typewriter" fo:font-size="12pt" fo:letter-spacing="normal" fo:language="en" fo:country="US" fo:font-style="normal" fo:font-weight="normal" fo:background-color="#eeeeee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355269" loext:opacity="100%" style:font-name="MathJax_Typewriter" fo:letter-spacing="normal" fo:language="en" fo:country="US" fo:font-style="normal" fo:font-weight="normal"/>
    </style:style>
    <style:style style:name="T23" style:family="text">
      <style:text-properties style:font-name="DejaVu Sans Mono"/>
    </style:style>
    <style:style style:name="T24" style:family="text">
      <style:text-properties fo:font-size="12pt" officeooo:rsid="000c3b99" style:font-size-asian="12pt" style:font-size-complex="12pt"/>
    </style:style>
    <style:style style:name="T25" style:family="text">
      <style:text-properties fo:font-size="12pt" officeooo:rsid="000df1d6" style:font-size-asian="12pt" style:font-size-complex="12pt"/>
    </style:style>
    <style:style style:name="T26" style:family="text">
      <style:text-properties style:font-name="MathJax_Typewriter"/>
    </style:style>
    <style:style style:name="T27" style:family="text">
      <style:text-properties officeooo:rsid="000df1d6"/>
    </style:style>
    <style:style style:name="T28" style:family="text">
      <style:text-properties fo:color="#355269" loext:opacity="100%"/>
    </style:style>
    <style:style style:name="T29" style:family="text">
      <style:text-properties officeooo:rsid="000f32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étodos numéricos</text:p>
      <text:p text:style-name="P5"/>
      <text:p text:style-name="P4">Clonar:</text:p>
      <text:p text:style-name="P3">Para clonar repositorios <text:span text:style-name="T27">s</text:span>e usa git clone.</text:p>
      <text:p text:style-name="P1"><text:span text:style-name="Source_20_Text"><text:span text:style-name="T20">$ git clone https://github.com/</text:span></text:span><text:span text:style-name="Source_20_Text"><text:span text:style-name="Emphasis"><text:span text:style-name="T20">YOUR-USERNAME</text:span></text:span></text:span><text:span text:style-name="Source_20_Text"><text:span text:style-name="T20">/</text:span></text:span><text:span text:style-name="Source_20_Text"><text:span text:style-name="Emphasis"><text:span text:style-name="T20">YOUR-REPOSITORY</text:span></text:span></text:span></text:p>
      <text:p text:style-name="P3">Por ejemplo</text:p>
      <text:p text:style-name="P3">$ git clone https://github.com/uchileFI3104B-2021A/01-tarea-catalina-tiare</text:p>
      <text:p text:style-name="P3">Luego pedirá el usuario :<text:span text:style-name="T28"> catalina-tiare</text:span></text:p>
      <text:p text:style-name="P3">Pasword: <text:span text:style-name="T29">M</text:span><text:span text:style-name="T28">*********</text:span></text:p>
      <text:p text:style-name="P4"/>
      <text:p text:style-name="P4"/>
      <text:p text:style-name="P4">Comentarios:</text:p>
      <text:p text:style-name="P6"><text:span text:style-name="T1">P</text:span><text:span text:style-name="T27">ara poder comentar, se usa git commit -m</text:span></text:p>
      <text:p text:style-name="P8"><text:span text:style-name="Source_20_Text"><text:span text:style-name="T21">$ git commit -m 'initial project version'</text:span></text:span></text:p>
      <text:p text:style-name="P3"/>
      <text:p text:style-name="P4">Subir:</text:p>
      <text:p text:style-name="P4">Se usa el comando git push</text:p>
      <text:p text:style-name="P2"><text:span text:style-name="Source_20_Text"><text:span text:style-name="T22">git push</text:span></text:span></text:p>
      <text:p text:style-name="P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Consolas, 'Liberation Mono', Menlo, monospace"/>
    <style:font-face style:name="monospace" svg:font-family="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21:21:01.330422109</meta:creation-date>
    <dc:date>2021-03-27T21:55:31.895319276</dc:date>
    <meta:editing-duration>PT3M40S</meta:editing-duration>
    <meta:editing-cycles>1</meta:editing-cycles>
    <meta:generator>LibreOffice/7.0.3.1$Linux_X86_64 LibreOffice_project/00$Build-1</meta:generator>
    <meta:document-statistic meta:table-count="0" meta:image-count="0" meta:object-count="0" meta:page-count="1" meta:paragraph-count="14" meta:word-count="53" meta:character-count="404" meta:non-whitespace-character-count="365"/>
  </office:meta>
</office:document-meta>
</file>